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90000000D2BFABE4EF.png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Slide 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31.115cm" svg:height="12.617cm" svg:x="0.636cm" svg:y="2.541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31.115cm" svg:height="12.617cm" svg:x="0.636cm" svg:y="2.541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2.116cm" text:min-label-width="3.453cm"/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-0.039cm" text:min-label-distance="0.03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-0.11cm" text:min-label-distance="0.1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-0.427cm" text:min-label-distance="0.42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2.116cm" text:min-label-width="3.453cm"/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-0.039cm" text:min-label-distance="0.03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-0.11cm" text:min-label-distance="0.1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-0.427cm" text:min-label-distance="0.42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family="Arial" style:font-pitch="variable" fo:font-size="8pt" fo:language="none" fo:country="none" style:font-size-asian="8pt" style:font-size-complex="8pt"/>
    </style:style>
    <style:style style:name="MT2" style:family="text">
      <style:text-properties fo:color="#ffffff" fo:font-family="'Nokia Sans Wide'" style:font-family-generic="swiss" style:font-pitch="variable" fo:font-size="8pt" fo:language="none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4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3.375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BFABE4EF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1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2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3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6T18:09:12</dc:date>
    <meta:print-date>1998-09-04T11:04:32</meta:print-date>
    <meta:editing-cycles>21</meta:editing-cycles>
    <meta:editing-duration>PT02H18M08S</meta:editing-duration>
    <meta:generator>OpenOffice.org/3.1$Linux OpenOffice.org_project/310m19$Build-9420</meta:generator>
    <meta:document-statistic meta:object-count="50"/>
  </office:meta>
</office:document-meta>
</file>